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Normal" style:family="paragraph">
      <style:text-properties fo:font-weight="bold" style:font-weight-asian="bold" fo:font-size="16pt" style:font-size-asian="16pt" style:font-size-complex="16pt"/>
    </style:style>
    <style:style style:name="P3" style:parent-style-name="Normal" style:family="paragraph">
      <style:text-properties fo:font-weight="bold" style:font-weight-asian="bold" fo:font-size="14pt" style:font-size-asian="14pt" style:font-size-complex="16pt"/>
    </style:style>
    <style:style style:name="P4" style:parent-style-name="ListParagraph" style:list-style-name="LFO1" style:family="paragraph">
      <style:text-properties fo:font-size="12pt" style:font-size-asian="12pt" style:font-size-complex="16pt"/>
    </style:style>
    <style:style style:name="P5" style:parent-style-name="ListParagraph" style:list-style-name="LFO1" style:family="paragraph">
      <style:text-properties fo:font-size="12pt" style:font-size-asian="12pt" style:font-size-complex="16pt"/>
    </style:style>
    <style:style style:name="P6" style:parent-style-name="ListParagraph" style:list-style-name="LFO1" style:family="paragraph">
      <style:text-properties fo:font-size="12pt" style:font-size-asian="12pt" style:font-size-complex="16pt"/>
    </style:style>
    <style:style style:name="P7" style:parent-style-name="ListParagraph" style:list-style-name="LFO1" style:family="paragraph">
      <style:text-properties fo:font-size="12pt" style:font-size-asian="12pt" style:font-size-complex="16pt"/>
    </style:style>
    <style:style style:name="P8" style:parent-style-name="ListParagraph" style:list-style-name="LFO1" style:family="paragraph">
      <style:text-properties fo:font-size="12pt" style:font-size-asian="12pt" style:font-size-complex="16pt"/>
    </style:style>
    <style:style style:name="P9" style:parent-style-name="ListParagraph" style:list-style-name="LFO1" style:family="paragraph">
      <style:text-properties fo:font-size="12pt" style:font-size-asian="12pt" style:font-size-complex="16pt"/>
    </style:style>
    <style:style style:name="P10" style:parent-style-name="ListParagraph" style:list-style-name="LFO1" style:family="paragraph">
      <style:text-properties fo:font-size="12pt" style:font-size-asian="12pt" style:font-size-complex="16pt"/>
    </style:style>
    <style:style style:name="P11" style:parent-style-name="ListParagraph" style:list-style-name="LFO1" style:family="paragraph">
      <style:text-properties fo:font-size="12pt" style:font-size-asian="12pt" style:font-size-complex="16pt"/>
    </style:style>
    <style:style style:name="P12" style:parent-style-name="ListParagraph" style:list-style-name="LFO1" style:family="paragraph">
      <style:text-properties fo:font-size="12pt" style:font-size-asian="12pt" style:font-size-complex="16pt"/>
    </style:style>
    <style:style style:name="P13" style:parent-style-name="ListParagraph" style:list-style-name="LFO1" style:family="paragraph">
      <style:text-properties fo:font-size="12pt" style:font-size-asian="12pt" style:font-size-complex="16pt"/>
    </style:style>
    <style:style style:name="P14" style:parent-style-name="ListParagraph" style:list-style-name="LFO1" style:family="paragraph">
      <style:text-properties fo:font-size="12pt" style:font-size-asian="12pt" style:font-size-complex="16pt"/>
    </style:style>
    <style:style style:name="P15" style:parent-style-name="ListParagraph" style:list-style-name="LFO1" style:family="paragraph">
      <style:text-properties fo:font-size="12pt" style:font-size-asian="12pt" style:font-size-complex="16pt"/>
    </style:style>
    <style:style style:name="P16" style:parent-style-name="ListParagraph" style:list-style-name="LFO1" style:family="paragraph">
      <style:text-properties fo:font-size="12pt" style:font-size-asian="12pt" style:font-size-complex="16pt"/>
    </style:style>
    <style:style style:name="P17" style:parent-style-name="Normal" style:family="paragraph">
      <style:text-properties fo:font-weight="bold" style:font-weight-asian="bold" fo:font-size="14pt" style:font-size-asian="14pt" style:font-size-complex="16pt"/>
    </style:style>
    <style:style style:name="P18" style:parent-style-name="ListParagraph" style:list-style-name="LFO2" style:family="paragraph">
      <style:text-properties fo:font-size="12pt" style:font-size-asian="12pt" style:font-size-complex="16pt"/>
    </style:style>
    <style:style style:name="P19" style:parent-style-name="ListParagraph" style:list-style-name="LFO2" style:family="paragraph">
      <style:text-properties fo:font-size="12pt" style:font-size-asian="12pt" style:font-size-complex="16pt"/>
    </style:style>
    <style:style style:name="P20" style:parent-style-name="ListParagraph" style:list-style-name="LFO2" style:family="paragraph">
      <style:text-properties fo:font-size="12pt" style:font-size-asian="12pt" style:font-size-complex="16pt"/>
    </style:style>
    <style:style style:name="P21" style:parent-style-name="ListParagraph" style:list-style-name="LFO2" style:family="paragraph">
      <style:text-properties fo:font-size="12pt" style:font-size-asian="12pt" style:font-size-complex="16pt"/>
    </style:style>
    <style:style style:name="P22" style:parent-style-name="ListParagraph" style:list-style-name="LFO2" style:family="paragraph">
      <style:text-properties fo:font-size="12pt" style:font-size-asian="12pt" style:font-size-complex="16pt"/>
    </style:style>
    <style:style style:name="P23" style:parent-style-name="ListParagraph" style:list-style-name="LFO2" style:family="paragraph">
      <style:text-properties fo:font-size="12pt" style:font-size-asian="12pt" style:font-size-complex="16pt"/>
    </style:style>
    <style:style style:name="P24" style:parent-style-name="Normal" style:family="paragraph">
      <style:text-properties fo:font-weight="bold" style:font-weight-asian="bold" fo:font-size="14pt" style:font-size-asian="14pt" style:font-size-complex="16pt"/>
    </style:style>
    <style:style style:name="P25" style:parent-style-name="ListParagraph" style:list-style-name="LFO3" style:family="paragraph"/>
    <style:style style:name="T26" style:parent-style-name="DefaultParagraphFont" style:family="text">
      <style:text-properties fo:font-size="12pt" style:font-size-asian="12pt" style:font-size-complex="16pt"/>
    </style:style>
    <style:style style:name="T27" style:parent-style-name="DefaultParagraphFont" style:family="text">
      <style:text-properties fo:font-size="12pt" style:font-size-asian="12pt" style:font-size-complex="16pt"/>
    </style:style>
    <style:style style:name="T28" style:parent-style-name="DefaultParagraphFont" style:family="text">
      <style:text-properties fo:font-size="12pt" style:font-size-asian="12pt" style:font-size-complex="16pt"/>
    </style:style>
    <style:style style:name="P29" style:parent-style-name="ListParagraph" style:list-style-name="LFO3" style:family="paragraph"/>
    <style:style style:name="T30" style:parent-style-name="DefaultParagraphFont" style:family="text">
      <style:text-properties fo:font-size="12pt" style:font-size-asian="12pt" style:font-size-complex="16pt"/>
    </style:style>
    <style:style style:name="T31" style:parent-style-name="DefaultParagraphFont" style:family="text">
      <style:text-properties fo:font-size="12pt" style:font-size-asian="12pt" style:font-size-complex="16pt"/>
    </style:style>
    <style:style style:name="T32" style:parent-style-name="DefaultParagraphFont" style:family="text">
      <style:text-properties fo:font-size="12pt" style:font-size-asian="12pt" style:font-size-complex="16pt"/>
    </style:style>
    <style:style style:name="P33" style:parent-style-name="ListParagraph" style:list-style-name="LFO3" style:family="paragraph"/>
    <style:style style:name="T34" style:parent-style-name="DefaultParagraphFont" style:family="text">
      <style:text-properties fo:font-size="12pt" style:font-size-asian="12pt" style:font-size-complex="16pt"/>
    </style:style>
    <style:style style:name="P35" style:parent-style-name="ListParagraph" style:list-style-name="LFO3" style:family="paragraph"/>
    <style:style style:name="T36" style:parent-style-name="DefaultParagraphFont" style:family="text">
      <style:text-properties fo:font-size="12pt" style:font-size-asian="12pt" style:font-size-complex="16pt"/>
    </style:style>
    <style:style style:name="P37" style:parent-style-name="ListParagraph" style:list-style-name="LFO3" style:family="paragraph"/>
    <style:style style:name="T38" style:parent-style-name="DefaultParagraphFont" style:family="text">
      <style:text-properties fo:font-size="12pt" style:font-size-asian="12pt" style:font-size-complex="16pt"/>
    </style:style>
    <style:style style:name="T39" style:parent-style-name="DefaultParagraphFont" style:family="text">
      <style:text-properties fo:font-size="12pt" style:font-size-asian="12pt" style:font-size-complex="16pt"/>
    </style:style>
    <style:style style:name="P40" style:parent-style-name="ListParagraph" style:list-style-name="LFO3" style:family="paragraph"/>
    <style:style style:name="T41" style:parent-style-name="DefaultParagraphFont" style:family="text">
      <style:text-properties fo:font-size="12pt" style:font-size-asian="12pt" style:font-size-complex="16pt"/>
    </style:style>
    <style:style style:name="P42" style:parent-style-name="ListParagraph" style:list-style-name="LFO3" style:family="paragraph"/>
    <style:style style:name="T43" style:parent-style-name="DefaultParagraphFont" style:family="text">
      <style:text-properties fo:font-size="12pt" style:font-size-asian="12pt" style:font-size-complex="16pt"/>
    </style:style>
    <style:style style:name="P44" style:parent-style-name="Normal" style:family="paragraph">
      <style:text-properties fo:font-weight="bold" style:font-weight-asian="bold" fo:font-size="14pt" style:font-size-asian="14pt" style:font-size-complex="16pt"/>
    </style:style>
    <style:style style:name="P45" style:parent-style-name="ListParagraph" style:list-style-name="LFO4" style:family="paragraph">
      <style:text-properties fo:font-size="12pt" style:font-size-asian="12pt" style:font-size-complex="16pt"/>
    </style:style>
    <style:style style:name="P46" style:parent-style-name="Normal" style:family="paragraph">
      <style:text-properties fo:font-weight="bold" style:font-weight-asian="bold" fo:font-size="14pt" style:font-size-asian="14pt" style:font-size-complex="16pt"/>
    </style:style>
    <style:style style:name="P47" style:parent-style-name="ListParagraph" style:list-style-name="LFO4" style:family="paragraph"/>
    <style:style style:name="T48" style:parent-style-name="DefaultParagraphFont" style:family="text">
      <style:text-properties fo:font-size="12pt" style:font-size-asian="12pt" style:font-size-complex="16pt"/>
    </style:style>
    <style:style style:name="P49" style:parent-style-name="ListParagraph" style:list-style-name="LFO4" style:family="paragraph"/>
    <style:style style:name="T50" style:parent-style-name="DefaultParagraphFont" style:family="text">
      <style:text-properties fo:font-size="12pt" style:font-size-asian="12pt" style:font-size-complex="16pt"/>
    </style:style>
    <style:style style:name="T51" style:parent-style-name="DefaultParagraphFont" style:family="text">
      <style:text-properties fo:font-size="12pt" style:font-size-asian="12pt" style:font-size-complex="16pt"/>
    </style:style>
    <style:style style:name="P52" style:parent-style-name="ListParagraph" style:list-style-name="LFO4" style:family="paragraph"/>
    <style:style style:name="T53" style:parent-style-name="DefaultParagraphFont" style:family="text">
      <style:text-properties fo:font-size="12pt" style:font-size-asian="12pt" style:font-size-complex="16pt"/>
    </style:style>
    <style:style style:name="P54" style:parent-style-name="Normal" style:family="paragraph">
      <style:text-properties fo:font-weight="bold" style:font-weight-asian="bold" fo:font-size="12pt" style:font-size-asian="12pt" style:font-size-complex="16pt"/>
    </style:style>
    <style:style style:name="P55" style:parent-style-name="ListParagraph" style:list-style-name="LFO6" style:family="paragraph"/>
    <style:style style:name="T56" style:parent-style-name="DefaultParagraphFont" style:family="text">
      <style:text-properties fo:font-size="12pt" style:font-size-asian="12pt" style:font-size-complex="16pt"/>
    </style:style>
    <style:style style:name="P57" style:parent-style-name="ListParagraph" style:list-style-name="LFO6" style:family="paragraph"/>
    <style:style style:name="T58" style:parent-style-name="DefaultParagraphFont" style:family="text">
      <style:text-properties fo:font-size="12pt" style:font-size-asian="12pt" style:font-size-complex="16pt"/>
    </style:style>
    <style:style style:name="P59" style:parent-style-name="ListParagraph" style:list-style-name="LFO6" style:family="paragraph"/>
    <style:style style:name="T60" style:parent-style-name="DefaultParagraphFont" style:family="text">
      <style:text-properties fo:font-size="12pt" style:font-size-asian="12pt" style:font-size-complex="16pt"/>
    </style:style>
    <style:style style:name="P61" style:parent-style-name="Normal" style:family="paragraph">
      <style:text-properties fo:font-weight="bold" style:font-weight-asian="bold" fo:font-size="12pt" style:font-size-asian="12pt" style:font-size-complex="16pt"/>
    </style:style>
    <style:style style:name="P62" style:parent-style-name="ListParagraph" style:list-style-name="LFO7" style:family="paragraph"/>
    <style:style style:name="T63" style:parent-style-name="DefaultParagraphFont" style:family="text">
      <style:text-properties fo:font-size="12pt" style:font-size-asian="12pt" style:font-size-complex="16pt"/>
    </style:style>
    <style:style style:name="P64" style:parent-style-name="ListParagraph" style:list-style-name="LFO7" style:family="paragraph"/>
    <style:style style:name="T65" style:parent-style-name="DefaultParagraphFont" style:family="text">
      <style:text-properties fo:font-size="12pt" style:font-size-asian="12pt" style:font-size-complex="16pt"/>
    </style:style>
    <style:style style:name="P66" style:parent-style-name="ListParagraph" style:list-style-name="LFO7" style:family="paragraph"/>
    <style:style style:name="T67" style:parent-style-name="DefaultParagraphFont" style:family="text">
      <style:text-properties fo:font-size="12pt" style:font-size-asian="12pt" style:font-size-complex="16pt"/>
    </style:style>
    <style:style style:name="P68" style:parent-style-name="ListParagraph" style:list-style-name="LFO7" style:family="paragraph"/>
    <style:style style:name="T69" style:parent-style-name="DefaultParagraphFont" style:family="text">
      <style:text-properties fo:font-size="12pt" style:font-size-asian="12pt" style:font-size-complex="16pt"/>
    </style:style>
    <style:style style:name="P70" style:parent-style-name="ListParagraph" style:list-style-name="LFO7" style:family="paragraph"/>
    <style:style style:name="T71" style:parent-style-name="DefaultParagraphFont" style:family="text">
      <style:text-properties fo:font-size="12pt" style:font-size-asian="12pt" style:font-size-complex="16pt"/>
    </style:style>
    <style:style style:name="P72" style:parent-style-name="ListParagraph" style:list-style-name="LFO7" style:family="paragraph"/>
    <style:style style:name="T73" style:parent-style-name="DefaultParagraphFont" style:family="text">
      <style:text-properties fo:font-size="12pt" style:font-size-asian="12pt" style:font-size-complex="16pt"/>
    </style:style>
    <style:style style:name="P74" style:parent-style-name="ListParagraph" style:list-style-name="LFO7" style:family="paragraph"/>
    <style:style style:name="T75" style:parent-style-name="DefaultParagraphFont" style:family="text">
      <style:text-properties fo:font-size="12pt" style:font-size-asian="12pt" style:font-size-complex="16pt"/>
    </style:style>
    <style:style style:name="P76" style:parent-style-name="ListParagraph" style:list-style-name="LFO7" style:family="paragraph"/>
    <style:style style:name="T77" style:parent-style-name="DefaultParagraphFont" style:family="text">
      <style:text-properties fo:font-size="12pt" style:font-size-asian="12pt" style:font-size-complex="16pt"/>
    </style:style>
    <style:style style:name="P78" style:parent-style-name="Normal" style:family="paragraph">
      <style:text-properties fo:font-weight="bold" style:font-weight-asian="bold" fo:font-size="12pt" style:font-size-asian="12pt" style:font-size-complex="16pt"/>
    </style:style>
    <style:style style:name="P79" style:parent-style-name="ListParagraph" style:list-style-name="LFO8" style:family="paragraph"/>
    <style:style style:name="T80" style:parent-style-name="DefaultParagraphFont" style:family="text">
      <style:text-properties fo:font-size="12pt" style:font-size-asian="12pt" style:font-size-complex="16pt"/>
    </style:style>
    <style:style style:name="P81" style:parent-style-name="ListParagraph" style:list-style-name="LFO8" style:family="paragraph"/>
    <style:style style:name="T82" style:parent-style-name="DefaultParagraphFont" style:family="text">
      <style:text-properties fo:font-size="12pt" style:font-size-asian="12pt" style:font-size-complex="16pt"/>
    </style:style>
    <style:style style:name="P83" style:parent-style-name="ListParagraph" style:list-style-name="LFO8" style:family="paragraph"/>
    <style:style style:name="T84" style:parent-style-name="DefaultParagraphFont" style:family="text">
      <style:text-properties fo:font-size="12pt" style:font-size-asian="12pt" style:font-size-complex="16pt"/>
    </style:style>
    <style:style style:name="T85" style:parent-style-name="DefaultParagraphFont" style:family="text">
      <style:text-properties fo:font-size="12pt" style:font-size-asian="12pt" style:font-size-complex="16pt"/>
    </style:style>
    <style:style style:name="P86" style:parent-style-name="ListParagraph" style:list-style-name="LFO8" style:family="paragraph"/>
    <style:style style:name="T87" style:parent-style-name="DefaultParagraphFont" style:family="text">
      <style:text-properties fo:font-size="12pt" style:font-size-asian="12pt" style:font-size-complex="16pt"/>
    </style:style>
    <style:style style:name="P88" style:parent-style-name="ListParagraph" style:list-style-name="LFO8" style:family="paragraph"/>
    <style:style style:name="T89" style:parent-style-name="DefaultParagraphFont" style:family="text">
      <style:text-properties fo:font-size="12pt" style:font-size-asian="12pt" style:font-size-complex="16pt"/>
    </style:style>
    <style:style style:name="P90" style:parent-style-name="ListParagraph" style:list-style-name="LFO8" style:family="paragraph"/>
    <style:style style:name="T91" style:parent-style-name="DefaultParagraphFont" style:family="text">
      <style:text-properties fo:font-size="12pt" style:font-size-asian="12pt" style:font-size-complex="16pt"/>
    </style:style>
    <style:style style:name="P92" style:parent-style-name="ListParagraph" style:list-style-name="LFO8" style:family="paragraph"/>
    <style:style style:name="T93" style:parent-style-name="DefaultParagraphFont" style:family="text">
      <style:text-properties fo:font-size="12pt" style:font-size-asian="12pt" style:font-size-complex="16pt"/>
    </style:style>
    <style:style style:name="P94" style:parent-style-name="ListParagraph" style:list-style-name="LFO8" style:family="paragraph"/>
    <style:style style:name="T95" style:parent-style-name="DefaultParagraphFont" style:family="text">
      <style:text-properties fo:font-size="12pt" style:font-size-asian="12pt" style:font-size-complex="16pt"/>
    </style:style>
    <style:style style:name="P96" style:parent-style-name="ListParagraph" style:list-style-name="LFO8" style:family="paragraph"/>
    <style:style style:name="T97" style:parent-style-name="DefaultParagraphFont" style:family="text">
      <style:text-properties fo:font-size="12pt" style:font-size-asian="12pt" style:font-size-complex="16pt"/>
    </style:style>
    <style:style style:name="P98" style:parent-style-name="ListParagraph" style:list-style-name="LFO8" style:family="paragraph"/>
    <style:style style:name="T99" style:parent-style-name="DefaultParagraphFont" style:family="text">
      <style:text-properties fo:font-size="12pt" style:font-size-asian="12pt" style:font-size-complex="16pt"/>
    </style:style>
    <style:style style:name="P100" style:parent-style-name="ListParagraph" style:list-style-name="LFO8" style:family="paragraph"/>
    <style:style style:name="T101" style:parent-style-name="DefaultParagraphFont" style:family="text">
      <style:text-properties fo:font-size="12pt" style:font-size-asian="12pt" style:font-size-complex="16pt"/>
    </style:style>
    <style:style style:name="P102" style:parent-style-name="Normal" style:family="paragraph">
      <style:text-properties fo:font-weight="bold" style:font-weight-asian="bold" fo:font-size="12pt" style:font-size-asian="12pt" style:font-size-complex="16pt"/>
    </style:style>
    <style:style style:name="P103" style:parent-style-name="ListParagraph" style:list-style-name="LFO9" style:family="paragraph">
      <style:text-properties fo:font-size="12pt" style:font-size-asian="12pt" style:font-size-complex="16pt"/>
    </style:style>
    <style:style style:name="P104" style:parent-style-name="ListParagraph" style:list-style-name="LFO9" style:family="paragraph">
      <style:text-properties fo:font-size="12pt" style:font-size-asian="12pt" style:font-size-complex="16pt"/>
    </style:style>
    <style:style style:name="P105" style:parent-style-name="ListParagraph" style:list-style-name="LFO9" style:family="paragraph">
      <style:text-properties fo:font-size="12pt" style:font-size-asian="12pt" style:font-size-complex="16pt"/>
    </style:style>
    <style:style style:name="P106" style:parent-style-name="ListParagraph" style:list-style-name="LFO9" style:family="paragraph">
      <style:text-properties fo:font-size="12pt" style:font-size-asian="12pt" style:font-size-complex="16pt"/>
    </style:style>
    <style:style style:name="P107" style:parent-style-name="ListParagraph" style:list-style-name="LFO9" style:family="paragraph">
      <style:text-properties fo:font-size="12pt" style:font-size-asian="12pt" style:font-size-complex="16pt"/>
    </style:style>
    <style:style style:name="P108" style:parent-style-name="ListParagraph" style:list-style-name="LFO9" style:family="paragraph">
      <style:text-properties fo:font-size="12pt" style:font-size-asian="12pt" style:font-size-complex="16pt"/>
    </style:style>
    <style:style style:name="P109" style:parent-style-name="ListParagraph" style:list-style-name="LFO9" style:family="paragraph">
      <style:text-properties fo:font-size="12pt" style:font-size-asian="12pt" style:font-size-complex="16pt"/>
    </style:style>
    <style:style style:name="P110" style:parent-style-name="Normal" style:family="paragraph">
      <style:text-properties fo:font-weight="bold" style:font-weight-asian="bold" fo:font-size="12pt" style:font-size-asian="12pt" style:font-size-complex="16pt"/>
    </style:style>
    <style:style style:name="P111" style:parent-style-name="ListParagraph" style:list-style-name="LFO10" style:family="paragraph"/>
    <style:style style:name="T112" style:parent-style-name="DefaultParagraphFont" style:family="text">
      <style:text-properties fo:font-size="12pt" style:font-size-asian="12pt" style:font-size-complex="16pt"/>
    </style:style>
    <style:style style:name="P113" style:parent-style-name="ListParagraph" style:list-style-name="LFO10" style:family="paragraph"/>
    <style:style style:name="T114" style:parent-style-name="DefaultParagraphFont" style:family="text">
      <style:text-properties fo:font-size="12pt" style:font-size-asian="12pt" style:font-size-complex="16pt"/>
    </style:style>
    <style:style style:name="T115" style:parent-style-name="DefaultParagraphFont" style:family="text">
      <style:text-properties fo:font-size="12pt" style:font-size-asian="12pt" style:font-size-complex="16pt"/>
    </style:style>
    <style:style style:name="T116" style:parent-style-name="DefaultParagraphFont" style:family="text">
      <style:text-properties fo:font-size="12pt" style:font-size-asian="12pt" style:font-size-complex="16pt"/>
    </style:style>
    <style:style style:name="T117" style:parent-style-name="DefaultParagraphFont" style:family="text">
      <style:text-properties fo:font-size="12pt" style:font-size-asian="12pt" style:font-size-complex="16pt"/>
    </style:style>
    <style:style style:name="P118" style:parent-style-name="ListParagraph" style:list-style-name="LFO10" style:family="paragraph"/>
    <style:style style:name="T119" style:parent-style-name="DefaultParagraphFont" style:family="text">
      <style:text-properties fo:font-size="12pt" style:font-size-asian="12pt" style:font-size-complex="16pt"/>
    </style:style>
    <style:style style:name="P120" style:parent-style-name="ListParagraph" style:list-style-name="LFO10" style:family="paragraph"/>
    <style:style style:name="T121" style:parent-style-name="DefaultParagraphFont" style:family="text">
      <style:text-properties fo:font-size="12pt" style:font-size-asian="12pt" style:font-size-complex="16pt"/>
    </style:style>
    <style:style style:name="P122" style:parent-style-name="Normal" style:family="paragraph">
      <style:text-properties fo:font-weight="bold" style:font-weight-asian="bold" fo:font-size="12pt" style:font-size-asian="12pt" style:font-size-complex="16pt"/>
    </style:style>
    <style:style style:name="P123" style:parent-style-name="ListParagraph" style:list-style-name="LFO11" style:family="paragraph">
      <style:text-properties fo:font-size="12pt" style:font-size-asian="12pt" style:font-size-complex="16pt"/>
    </style:style>
    <style:style style:name="P124" style:parent-style-name="ListParagraph" style:list-style-name="LFO11" style:family="paragraph">
      <style:text-properties fo:font-size="12pt" style:font-size-asian="12pt" style:font-size-complex="16pt"/>
    </style:style>
    <style:style style:name="P125" style:parent-style-name="ListParagraph" style:list-style-name="LFO11" style:family="paragraph">
      <style:text-properties fo:font-size="12pt" style:font-size-asian="12pt" style:font-size-complex="16pt"/>
    </style:style>
    <style:style style:name="P126" style:parent-style-name="ListParagraph" style:list-style-name="LFO11" style:family="paragraph">
      <style:text-properties fo:font-size="12pt" style:font-size-asian="12pt" style:font-size-complex="16pt"/>
    </style:style>
    <style:style style:name="P127" style:parent-style-name="ListParagraph" style:list-style-name="LFO11" style:family="paragraph">
      <style:text-properties fo:font-size="12pt" style:font-size-asian="12pt" style:font-size-complex="16pt"/>
    </style:style>
    <style:style style:name="P128" style:parent-style-name="ListParagraph" style:list-style-name="LFO11" style:family="paragraph">
      <style:text-properties fo:font-size="12pt" style:font-size-asian="12pt" style:font-size-complex="16pt"/>
    </style:style>
    <style:style style:name="P129" style:parent-style-name="ListParagraph" style:list-style-name="LFO11" style:family="paragraph">
      <style:text-properties fo:font-size="12pt" style:font-size-asian="12pt" style:font-size-complex="16pt"/>
    </style:style>
    <style:style style:name="P130" style:parent-style-name="ListParagraph" style:list-style-name="LFO11" style:family="paragraph">
      <style:text-properties fo:font-size="12pt" style:font-size-asian="12pt" style:font-size-complex="16pt"/>
    </style:style>
    <style:style style:name="P131" style:parent-style-name="ListParagraph" style:list-style-name="LFO11" style:family="paragraph">
      <style:text-properties fo:font-size="12pt" style:font-size-asian="12pt" style:font-size-complex="16pt"/>
    </style:style>
    <style:style style:name="P132" style:parent-style-name="Normal" style:family="paragraph">
      <style:text-properties fo:font-weight="bold" style:font-weight-asian="bold" fo:font-size="12pt" style:font-size-asian="12pt" style:font-size-complex="16pt"/>
    </style:style>
    <style:style style:name="P133" style:parent-style-name="ListParagraph" style:list-style-name="LFO12" style:family="paragraph"/>
    <style:style style:name="T134" style:parent-style-name="DefaultParagraphFont" style:family="text">
      <style:text-properties fo:font-size="12pt" style:font-size-asian="12pt" style:font-size-complex="16pt"/>
    </style:style>
    <style:style style:name="P135" style:parent-style-name="ListParagraph" style:list-style-name="LFO12" style:family="paragraph"/>
    <style:style style:name="T136" style:parent-style-name="DefaultParagraphFont" style:family="text">
      <style:text-properties fo:font-size="12pt" style:font-size-asian="12pt" style:font-size-complex="16pt"/>
    </style:style>
    <style:style style:name="P137" style:parent-style-name="ListParagraph" style:list-style-name="LFO12" style:family="paragraph"/>
    <style:style style:name="T138" style:parent-style-name="DefaultParagraphFont" style:family="text">
      <style:text-properties fo:font-size="12pt" style:font-size-asian="12pt" style:font-size-complex="16pt"/>
    </style:style>
    <style:style style:name="P139" style:parent-style-name="ListParagraph" style:list-style-name="LFO12" style:family="paragraph"/>
    <style:style style:name="T140" style:parent-style-name="DefaultParagraphFont" style:family="text">
      <style:text-properties fo:font-size="12pt" style:font-size-asian="12pt" style:font-size-complex="16pt"/>
    </style:style>
    <style:style style:name="P141" style:parent-style-name="Normal" style:family="paragraph">
      <style:text-properties fo:font-weight="bold" style:font-weight-asian="bold" fo:font-size="12pt" style:font-size-asian="12pt" style:font-size-complex="16pt"/>
    </style:style>
    <style:style style:name="P142" style:parent-style-name="Normal" style:family="paragraph">
      <style:text-properties fo:font-weight="bold" style:font-weight-asian="bold" fo:font-size="12pt" style:font-size-asian="12pt" style:font-size-complex="16pt"/>
    </style:style>
    <style:style style:name="P143" style:parent-style-name="ListParagraph" style:list-style-name="LFO13" style:family="paragraph"/>
    <style:style style:name="T144" style:parent-style-name="DefaultParagraphFont" style:family="text">
      <style:text-properties fo:font-size="12pt" style:font-size-asian="12pt" style:font-size-complex="16pt"/>
    </style:style>
    <style:style style:name="P145" style:parent-style-name="Normal" style:family="paragraph">
      <style:text-properties fo:font-weight="bold" style:font-weight-asian="bold" fo:font-size="12pt" style:font-size-asian="12pt" style:font-size-complex="16pt"/>
    </style:style>
    <style:style style:name="P146" style:parent-style-name="ListParagraph" style:list-style-name="LFO13" style:family="paragraph">
      <style:text-properties fo:font-size="12pt" style:font-size-asian="12pt" style:font-size-complex="16pt"/>
    </style:style>
    <style:style style:name="P147" style:parent-style-name="ListParagraph" style:list-style-name="LFO13" style:family="paragraph">
      <style:text-properties fo:font-size="12pt" style:font-size-asian="12pt" style:font-size-complex="16pt"/>
    </style:style>
    <style:style style:name="P148" style:parent-style-name="ListParagraph" style:list-style-name="LFO13" style:family="paragraph">
      <style:text-properties fo:font-size="12pt" style:font-size-asian="12pt" style:font-size-complex="16pt"/>
    </style:style>
    <style:style style:name="P149" style:parent-style-name="ListParagraph" style:list-style-name="LFO13" style:family="paragraph">
      <style:text-properties fo:font-size="12pt" style:font-size-asian="12pt" style:font-size-complex="16pt"/>
    </style:style>
    <style:style style:name="P150" style:parent-style-name="ListParagraph" style:list-style-name="LFO13" style:family="paragraph">
      <style:text-properties fo:font-size="12pt" style:font-size-asian="12pt" style:font-size-complex="16pt"/>
    </style:style>
    <style:style style:name="P151" style:parent-style-name="Normal" style:family="paragraph">
      <style:text-properties fo:font-weight="bold" style:font-weight-asian="bold" fo:font-size="12pt" style:font-size-asian="12pt" style:font-size-complex="16pt"/>
    </style:style>
    <style:style style:name="P152" style:parent-style-name="ListParagraph" style:list-style-name="LFO14" style:family="paragraph">
      <style:text-properties fo:font-size="12pt" style:font-size-asian="12pt" style:font-size-complex="16pt"/>
    </style:style>
    <style:style style:name="P153" style:parent-style-name="ListParagraph" style:list-style-name="LFO14" style:family="paragraph">
      <style:text-properties fo:font-size="12pt" style:font-size-asian="12pt" style:font-size-complex="16pt"/>
    </style:style>
  </office:automatic-styles>
  <office:body>
    <office:text text:use-soft-page-breaks="true">
      <text:p text:style-name="P1">Contemporary Human Resource Management – Redman, Wilkinson – Chapter Two – Human Resource Management And Organisational Performance: In Search of the HR Advantage</text:p>
      <text:p text:style-name="P2"/>
      <text:p text:style-name="P3">Strategy and Hrm</text:p>
      <text:list text:style-name="LFO1" text:continue-numbering="true">
        <text:list-item>
          <text:p text:style-name="P4">The<text:s/>adoption of sets of hr practices is often thought to be strategic only if:</text:p>
          <text:list text:continue-numbering="true">
            <text:list-item>
              <text:p text:style-name="P5">It contributes to org perf and in doing so</text:p>
            </text:list-item>
            <text:list-item>
              <text:p text:style-name="P6">Is aligned with the strategy of the org</text:p>
            </text:list-item>
          </text:list>
        </text:list-item>
        <text:list-item>
          <text:p text:style-name="P7">Hr strategy varies, main source of variation is the predictability of and knowledge about the environment.</text:p>
        </text:list-item>
        <text:list-item>
          <text:p text:style-name="P8">Each environment presents a different strategic paradigm and requirement for competence development.</text:p>
        </text:list-item>
        <text:list-item>
          <text:p text:style-name="P9">Strategy as a plan-&gt; success determined internally through operational detail of the strategic plan.</text:p>
        </text:list-item>
        <text:list-item>
          <text:p text:style-name="P10">More stable and predictable env allows for env diagnosis, scenario planning and forecast with their relevant plans.</text:p>
        </text:list-item>
        <text:list-item>
          <text:p text:style-name="P11">Arrive at strategy as a process, process changes continulally as a result of ongoing learning across the org and is therefore more adaptable.</text:p>
        </text:list-item>
        <text:list-item>
          <text:p text:style-name="P12">Low predictability env – strategy evolving, chaotic env where change is typically too fast., strategic responses are characterised by a random generation of a spread of responses.</text:p>
        </text:list-item>
        <text:list-item>
          <text:p text:style-name="P13">Each of the 3 situations has implication for competence development.</text:p>
        </text:list-item>
        <text:list-item>
          <text:p text:style-name="P14">This continuum takes a knowledge based view to strategy.</text:p>
        </text:list-item>
        <text:list-item>
          <text:p text:style-name="P15">Other methods of rep are possible, including the strategic freedom perspective.</text:p>
        </text:list-item>
        <text:list-item>
          <text:p text:style-name="P16">Firms are neither completely controlled by their environment nor are they completely in control of it.</text:p>
        </text:list-item>
      </text:list>
      <text:p text:style-name="P17">Hr and organisation performance; our approach and some background</text:p>
      <text:list text:style-name="LFO2" text:continue-numbering="true">
        <text:list-item>
          <text:p text:style-name="P18">Longstanding, intuitive view that the perf or an org is affected by the way its employees are managed</text:p>
        </text:list-item>
        <text:list-item>
          <text:p text:style-name="P19">Much of early studies lacked a strategic focus</text:p>
        </text:list-item>
        <text:list-item>
          <text:p text:style-name="P20">Only recently have studies explicitly focused on the perf issue and the dat has bee navailable and shown a<text:s/>positive rel between presence of hr practices and org perf</text:p>
        </text:list-item>
        <text:list-item>
          <text:p text:style-name="P21">18 percent of variation I nproductivity and 19 percent of profitability could be attributed to peole mang practices</text:p>
        </text:list-item>
        <text:list-item>
          <text:p text:style-name="P22">These were a better predictor of company perf than strategy, tech and r and d</text:p>
        </text:list-item>
        <text:list-item>
          <text:p text:style-name="P23">Despite extensive effort of numerous studies, the goal of establishing a clear link between hr practices and perf still seems some way off</text:p>
        </text:list-item>
      </text:list>
      <text:p text:style-name="P24">Human resource advantage</text:p>
      <text:list text:style-name="LFO3" text:continue-numbering="true">
        <text:list-item>
          <text:p text:style-name="P25"><text:span text:style-name="T26">Criticised for an excessive<text:s/></text:span><text:span text:style-name="T27">em</text:span><text:span text:style-name="T28">phaisis on the quantitative analysis of data collected by the survey method.</text:span></text:p>
        </text:list-item>
        <text:list-item>
          <text:p text:style-name="P29"><text:span text:style-name="T30">Concentrated on assessing</text:span><text:span text:style-name="T31"><text:s/>the link between practices and performance with increasing disregard for the mechanisms</text:span><text:span text:style-name="T32"><text:s/>linking them</text:span></text:p>
        </text:list-item>
        <text:list-item>
          <text:p text:style-name="P33"><text:span text:style-name="T34">Human capital adv hca which involves developing superior practices in key ares such as recruitment, selection, training and team building designed to ensure that the best people are employed ath that these staff develop high levels of skills</text:span></text:p>
        </text:list-item>
        <text:list-item>
          <text:p text:style-name="P35"><text:span text:style-name="T36">However hca is unkiley to generate comp advantage in the practices themselves because they are easily coped.</text:span></text:p>
        </text:list-item>
        <text:list-item>
          <text:p text:style-name="P37"><text:span text:style-name="T38">Organisation process adv, hr pracices in</text:span><text:span text:style-name="T39"><text:s/>in the org when its running, harder to cop</text:span></text:p>
        </text:list-item>
        <text:list-item>
          <text:p text:style-name="P40"><text:span text:style-name="T41">Both hca and opa can generate comp adv but are most effective when combined.</text:span></text:p>
        </text:list-item>
        <text:list-item>
          <text:p text:style-name="P42"><text:span text:style-name="T43">While knowledge of individual hr practices is not rare, the knowledge of how to creat a positively reinforcing blend of hr philosophy, process, practice and investment within a particular context is likely to be very rare</text:span></text:p>
        </text:list-item>
      </text:list>
      <text:p text:style-name="P44">Human capital advantage</text:p>
      <text:list text:style-name="LFO4" text:continue-numbering="true">
        <text:list-item>
          <text:p text:style-name="P45">Best practice or best fit</text:p>
        </text:list-item>
      </text:list>
      <text:p text:style-name="P46">Best Practice</text:p>
      <text:list text:style-name="LFO4" text:continue-numbering="true">
        <text:list-item>
          <text:p text:style-name="P47"><text:span text:style-name="T48">Making changes to individual practices will have a limited effect whereas making changes together will have a more powerful effect.</text:span></text:p>
        </text:list-item>
        <text:list-item>
          <text:p text:style-name="P49"><text:span text:style-name="T50">These approaches seek to<text:s/></text:span><text:span text:style-name="T51">identify a distinctive set of successful hr practices that can be applied susccesfully to all orgs irrespective of their setting.</text:span></text:p>
        </text:list-item>
        <text:list-item>
          <text:p text:style-name="P52"><text:span text:style-name="T53">Best practices; employment security, selective hiring, self manged teams, high compensation contingent on rog perf, extensive training, reduction of status differentials and sharing info</text:span></text:p>
        </text:list-item>
      </text:list>
      <text:p text:style-name="P54">Methodological problems</text:p>
      <text:list text:style-name="LFO6" text:continue-numbering="true">
        <text:list-item>
          <text:p text:style-name="P55"><text:span text:style-name="T56">Practices can be expensive</text:span></text:p>
        </text:list-item>
        <text:list-item>
          <text:p text:style-name="P57"><text:span text:style-name="T58">Suggest they pay back by imporved perf</text:span></text:p>
        </text:list-item>
        <text:list-item>
          <text:p text:style-name="P59"><text:span text:style-name="T60">What measures should be used? Financial or employee attitudes or well being?</text:span></text:p>
        </text:list-item>
      </text:list>
      <text:p text:style-name="P61">Theoretical problems</text:p>
      <text:list text:style-name="LFO7" text:continue-numbering="true">
        <text:list-item>
          <text:p text:style-name="P62"><text:span text:style-name="T63">Best practice for whom?share holder manger?</text:span></text:p>
        </text:list-item>
        <text:list-item>
          <text:p text:style-name="P64"><text:span text:style-name="T65">Absence of independent employee voice</text:span></text:p>
        </text:list-item>
        <text:list-item>
          <text:p text:style-name="P66"><text:span text:style-name="T67">Which practices should be included?</text:span></text:p>
        </text:list-item>
        <text:list-item>
          <text:p text:style-name="P68"><text:span text:style-name="T69">Do you need all of these practices and are they all equally important?</text:span></text:p>
        </text:list-item>
        <text:list-item>
          <text:p text:style-name="P70"><text:span text:style-name="T71">Are all employees treated in the same way?</text:span></text:p>
        </text:list-item>
        <text:list-item>
          <text:p text:style-name="P72"><text:span text:style-name="T73">If these practices are so effective, why aren’t they used more widely?</text:span></text:p>
        </text:list-item>
        <text:list-item>
          <text:p text:style-name="P74"><text:span text:style-name="T75">Very few firms actually have a hr strategy</text:span></text:p>
        </text:list-item>
        <text:list-item>
          <text:p text:style-name="P76"><text:span text:style-name="T77">Context is important</text:span></text:p>
        </text:list-item>
      </text:list>
      <text:p text:style-name="P78">Best Fit</text:p>
      <text:list text:style-name="LFO8" text:continue-numbering="true">
        <text:list-item>
          <text:p text:style-name="P79"><text:span text:style-name="T80">Derived from the contingency view which argues that the effectiveness of hr practices depends on how closely they fit with the external and internal environment of the org</text:span></text:p>
        </text:list-item>
        <text:list-item>
          <text:p text:style-name="P81"><text:span text:style-name="T82">Concept of vertical integration between the competitive stratety, objectives of frim, hr practices and individual objectives</text:span></text:p>
        </text:list-item>
        <text:list-item>
          <text:p text:style-name="P83"><text:span text:style-name="T84">Different views on importance of particular contexts;</text:span><text:span text:style-name="T85">some stress the stage in the life cycle whereas others draw attention to the outer ontext of the competitive strategy or the inner context of existing sturctures and strategy</text:span></text:p>
        </text:list-item>
        <text:list-item>
          <text:p text:style-name="P86"><text:span text:style-name="T87">Argue hr practices at start stage are different from those needed during growth, maturity and decline</text:span></text:p>
        </text:list-item>
        <text:list-item>
          <text:p text:style-name="P88"><text:span text:style-name="T89">Argue hr practices work best when they are adapted to the competitive strategy</text:span></text:p>
        </text:list-item>
        <text:list-item>
          <text:p text:style-name="P90"><text:span text:style-name="T91">Different kind of behaviours needed for innovation, quality enhancement and cost reduction and the types of hr practices needed to achieve these</text:span></text:p>
        </text:list-item>
        <text:list-item>
          <text:p text:style-name="P92"><text:span text:style-name="T93">Best studies show examples of different firms in same industry with different strategy</text:span></text:p>
        </text:list-item>
        <text:list-item>
          <text:p text:style-name="P94"><text:span text:style-name="T95">External parties influence hr practices</text:span></text:p>
        </text:list-item>
        <text:list-item>
          <text:p text:style-name="P96"><text:span text:style-name="T97">Labour markets also important because firms in certain industries and geo ares find they have to compete much more intensively than others</text:span></text:p>
        </text:list-item>
        <text:list-item>
          <text:p text:style-name="P98"><text:span text:style-name="T99">Other argues that hr practices need to fit with and complement other important strategis and sturctures within the org, org size imporatnat</text:span></text:p>
        </text:list-item>
        <text:list-item>
          <text:p text:style-name="P100"><text:span text:style-name="T101">Even if org has a stragey, this view assumes that the one they have is the most appropriate for them, may not always be the case if firms don’t haveu suficent knowledge of their environment</text:span></text:p>
        </text:list-item>
      </text:list>
      <text:p text:style-name="P102">Multiple contingencies</text:p>
      <text:list text:style-name="LFO9" text:continue-numbering="true">
        <text:list-item>
          <text:p text:style-name="P103">Biggest problem is that most firms exist within complex external environments with multiple contingencies that cant all be isolated or identified.</text:p>
        </text:list-item>
        <text:list-item>
          <text:p text:style-name="P104">Raises issue fo the dynamic fit between policy and context; if the external env changes, should firms keep changing their practices to fit the market circumstances?</text:p>
        </text:list-item>
        <text:list-item>
          <text:p text:style-name="P105">Argue for the need to have both fit and flexibility</text:p>
        </text:list-item>
        <text:list-item>
          <text:p text:style-name="P106">Not just the ability to move from one best fit to another but to be able to adapt to the situation where the need to change is virtually continuous</text:p>
        </text:list-item>
        <text:list-item>
          <text:p text:style-name="P107">Need to achieve fit between the hr system and the existing competitive strategy while at the same time achieving<text:s/>flexibility I na range of skills and behaviours needed to cope with chanign competitive environments</text:p>
        </text:list-item>
        <text:list-item>
          <text:p text:style-name="P108">May be some characteristics of successful orgs tha tare impossible to model</text:p>
        </text:list-item>
        <text:list-item>
          <text:p text:style-name="P109">These are the patterns and routines of behaving or the cultural norms that have been built up slowly over a long period associated with success</text:p>
        </text:list-item>
      </text:list>
      <text:p text:style-name="P110">Treating employees differently</text:p>
      <text:list text:style-name="LFO10" text:continue-numbering="true">
        <text:list-item>
          <text:p text:style-name="P111"><text:span text:style-name="T112">Need to respond to external pressures crate problems of treating employees with consistency of treatment</text:span></text:p>
        </text:list-item>
        <text:list-item>
          <text:p text:style-name="P113"><text:span text:style-name="T114">In rality a combo of practices will be needed depending on external circumstances; as products grow and decli</text:span><text:span text:style-name="T115">n</text:span><text:span text:style-name="T116">e there may</text:span><text:span text:style-name="T117"><text:s/>need to be redundancies for some employees but also the need to retain good employees and to develop them</text:span></text:p>
        </text:list-item>
        <text:list-item>
          <text:p text:style-name="P118"><text:span text:style-name="T119">It is unlikely that a copany will use a single approach for all its employees.</text:span></text:p>
        </text:list-item>
        <text:list-item>
          <text:p text:style-name="P120"><text:span text:style-name="T121">Best fit approach too simple because there is a need to focus on combinations or patterns of practices which are needed- putting horizontal fit together with vertical fit</text:span></text:p>
        </text:list-item>
      </text:list>
      <text:p text:style-name="P122">Resource Based View</text:p>
      <text:list text:style-name="LFO11" text:continue-numbering="true">
        <text:list-item>
          <text:p text:style-name="P123">Organisation process advantage normally only seen when things go wrong</text:p>
        </text:list-item>
        <text:list-item>
          <text:p text:style-name="P124">This draws attention to the intangible assets of the firm which make up its distinctive competencies and org routines.</text:p>
        </text:list-item>
        <text:list-item>
          <text:p text:style-name="P125">The rbv involves looking at the internal resources of the fimr and considering the ways in which hr can max their contribution to development of competitive advantage</text:p>
        </text:list-item>
        <text:list-item>
          <text:p text:style-name="P126">Involves looking at how hr can develop the following:</text:p>
          <text:list text:continue-numbering="true">
            <text:list-item>
              <text:p text:style-name="P127">Value-how does the firm seek <text:s/>to distinguish itself from its competitors</text:p>
            </text:list-item>
            <text:list-item>
              <text:p text:style-name="P128">Rarity-is the firm dong something with its employees that its competitrors are not</text:p>
            </text:list-item>
            <text:list-item>
              <text:p text:style-name="P129">Inimitable- casual ambiguity means that the unique history of each firm makes it difficult to ascertain what causes the advantage and therefore makes it difficult to copy</text:p>
            </text:list-item>
            <text:list-item>
              <text:p text:style-name="P130">Organisation- those internal resources need to be integrated into coherent systems so that the advanatage is sustainable</text:p>
            </text:list-item>
          </text:list>
        </text:list-item>
        <text:list-item>
          <text:p text:style-name="P131">Need to have base line characteristic <text:s/>refered to as table stakes the resources and skills needed simply to play the game</text:p>
        </text:list-item>
      </text:list>
      <text:p text:style-name="P132">Application to hr; examining the ‘black box’</text:p>
      <text:list text:style-name="LFO12" text:continue-numbering="true">
        <text:list-item>
          <text:p text:style-name="P133"><text:span text:style-name="T134">Future work on the strategic perspective must elaborate on the black box between a firms hr systems and the firms bottom line</text:span></text:p>
        </text:list-item>
        <text:list-item>
          <text:p text:style-name="P135"><text:span text:style-name="T136">We need to understand how and why hr practices influence perf and to move away from basic input output models which have poliy inputs on the lhs aof model and outcomes on rhs</text:span></text:p>
        </text:list-item>
        <text:list-item>
          <text:p text:style-name="P137"><text:span text:style-name="T138">Differences between the espoused practices and the practices in use</text:span></text:p>
        </text:list-item>
        <text:list-item>
          <text:p text:style-name="P139"><text:span text:style-name="T140">Clear gap between formal hr policy statements and actualy practice in areas such a spef appraisals, training, involvement and communicaton</text:span></text:p>
        </text:list-item>
      </text:list>
      <text:p text:style-name="P141"/>
      <text:p text:style-name="P142">Employee discretionary behaviour</text:p>
      <text:list text:style-name="LFO13" text:continue-numbering="true">
        <text:list-item>
          <text:p text:style-name="P143"><text:span text:style-name="T144">Found that the willingness of employees to engage in discretionary behaviour depended on the creation of opportunities to participate, skill development and motivation and incentive</text:span></text:p>
        </text:list-item>
      </text:list>
      <text:p text:style-name="P145">Role of line managers in brining practices to life</text:p>
      <text:list text:style-name="LFO13" text:continue-numbering="true">
        <text:list-item>
          <text:p text:style-name="P146">The way line mangers implement and enact hr practices by brining them to life and show leadership strongly influences employees attitudes.</text:p>
        </text:list-item>
        <text:list-item>
          <text:p text:style-name="P147">The discretion exercised by branch managers has a direct effect on perf through the education and motivation of brandch staff</text:p>
        </text:list-item>
        <text:list-item>
          <text:p text:style-name="P148">Differnces between theoretical and actrually practice can be partly attributed to line managers for a number of reasons- line man may suffer from work overload becuas of org restructureing and the demise of the middle man and simply lack the time to cary out all their duties.</text:p>
        </text:list-item>
        <text:list-item>
          <text:p text:style-name="P149">Suggests that the key factors influencing line mangers commitment and job satisfaction and their willingness to engage in discretionary behaviour are their relationships with their own line maangers and the existence of career opportunities., also work life balance, the ability to discuss problems with their mangers and job security are assoiciated with org commitment</text:p>
        </text:list-item>
        <text:list-item>
          <text:p text:style-name="P150">More broadly this suggests that the values and culture of the org can be aform of org process adv</text:p>
        </text:list-item>
      </text:list>
      <text:p text:style-name="P151">Conclusions and implications</text:p>
      <text:list text:style-name="LFO14" text:continue-numbering="true">
        <text:list-item>
          <text:p text:style-name="P152">Highlighted importance of gaining both a human capital and a process adv</text:p>
        </text:list-item>
        <text:list-item>
          <text:p text:style-name="P153"/>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22T19:02:00Z</meta:creation-date>
    <dc:date>2014-10-25T20:13:00Z</dc:date>
    <meta:template xlink:href="Normal" xlink:type="simple"/>
    <meta:editing-cycles>2</meta:editing-cycles>
    <meta:editing-duration>PT12000S</meta:editing-duration>
    <meta:document-statistic meta:page-count="6" meta:paragraph-count="20" meta:word-count="1518" meta:character-count="10153" meta:row-count="72" meta:non-whitespace-character-count="8655"/>
  </office:meta>
</office:document-meta>
</file>